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mpact" svg:font-family="Impact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9640" officeooo:paragraph-rsid="00099640"/>
    </style:style>
    <style:style style:name="P2" style:family="paragraph" style:parent-style-name="Standard">
      <style:paragraph-properties fo:text-align="center" style:justify-single-word="false"/>
      <style:text-properties officeooo:rsid="00099640" officeooo:paragraph-rsid="00099640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9640" officeooo:paragraph-rsid="00099640"/>
    </style:style>
    <style:style style:name="P4" style:family="paragraph" style:parent-style-name="Standard">
      <style:paragraph-properties fo:text-align="center" style:justify-single-word="false"/>
      <style:text-properties fo:font-size="22pt" fo:font-style="italic" officeooo:rsid="00099640" officeooo:paragraph-rsid="00099640" style:font-size-asian="22pt" style:font-style-asian="italic" style:font-size-complex="22pt" style:font-style-complex="itali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54pt" officeooo:rsid="00099640" officeooo:paragraph-rsid="00099640" style:font-size-asian="54pt" style:font-size-complex="54pt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>
      <style:text-properties fo:font-size="14pt" officeooo:paragraph-rsid="00099640" style:font-size-asian="14pt" style:font-size-complex="14pt"/>
    </style:style>
    <style:style style:name="T1" style:family="text">
      <style:text-properties officeooo:rsid="00099640"/>
    </style:style>
    <style:style style:name="T2" style:family="text">
      <style:text-properties style:font-name="Impact"/>
    </style:style>
    <style:style style:name="T3" style:family="text">
      <style:text-properties style:font-name="Impact" fo:font-size="40pt" style:font-size-asian="40pt" style:font-size-complex="4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6"><text:span text:style-name="T2">Proyecto De Fin De Grado</text:span> </text:p>
      <text:p text:style-name="P2"/>
      <text:p text:style-name="P2"/>
      <text:p text:style-name="P2"/>
      <text:p text:style-name="P2"/>
      <text:p text:style-name="P4">Juan Bustos Espinosa</text:p>
      <text:p text:style-name="P3"><text:span text:style-name="T4"><text:s text:c="131"/></text:span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24 de marzo de 2025</text:p>
      <text:p text:style-name="P1"><text:soft-page-break/>Pagina de indi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6">1 Introducción</text:span> </text:p>
      <text:p text:style-name="P1"/>
      <text:p text:style-name="P7">En la actualidad, las redes sociales han transformado la forma en que las personas se comunican, comparten intereses y forman comunidades en torno a temáticas específicas. Sin embargo, a pesar de la popularidad de los videojuegos y del gran número de jugadores activos en todo el mundo, no existe una red social dedicada exclusivamente a este ámbito, <text:span text:style-name="T1">los videojuegos </text:span>que combine tanto el seguimiento de lanzamientos, <text:span text:style-name="T1">actualizaciones de los juegos como la</text:span> interacción centrada únicamente en el contenido de videojuegos. Este proyecto tiene como objetivo el desarrollo de una red social especializada en videojuegos, que sirva como punto de encuentro para jugadores y empresas del sector.</text:p>
      <text:p text:style-name="P7">La plataforma está diseñada para fomentar una comunidad donde toda la actividad gire en torno al mundo de los videojuegos. A diferencia de otras redes sociales más generalistas, esta red limita las publicaciones a contenido exclusivamente relacionado con videojuegos, lo que garantiza un entorno temático coherente y libre de ruido informativo. Los usuarios pueden publicar mensajes, comentar <text:span text:style-name="T1">a otros usuarios para dar su opinión o mantener una conversación sobre un videojuego</text:span>, mantenerse informados sobre los títulos más recientes del mercado <text:span text:style-name="T1">o futuras actualizaciones para tu videojuego favorito</text:span>.</text:p>
      <text:p text:style-name="P7">La red social contempla dos tipos de usuarios: usuarios particulares y empresas desarrolladoras o distribuidoras de videojuegos. Mientras que los usuarios pueden interactuar entre sí mediante publicaciones y comentarios, las empresas tienen el rol de publicar nuevos videojuegos, generar contenido promocional y también participar en las conversaciones. Esta diferenciación de roles permite una interacción directa entre creadores y consumidores, fomentando un espacio participativo, informativo y enfocado al entretenimiento digital.</text:p>
      <text:p text:style-name="P8"><text:span text:style-name="T1">El objetivo principal de esta red social es facilitar una comunicación más abierta entre usuarios y empresas. De este modo, las empresas pueden recibir retroalimentación directa por parte de los jugadores, lo que les permite identificar mejoras potenciales, comprender las necesidades de la comunidad y reaccionar ante críticas constructivas. Esto no solo beneficia a las empresas, que pueden perfeccionar sus productos, sino también a los usuarios, que se sienten escuchados y partícipes del proceso de desarrollo. </text:span>Este proyecto no solo aborda el desarrollo técnico de la plataforma, sino también el análisis de necesidades del sector, la arquitectura de la aplicación, la gestión de roles y contenidos, y los mecanismos para garantizar una experiencia de usuario segura, fluida y centrada en los intereses reales de la comunidad gamer.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mpact" svg:font-family="Impact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4T14:40:55.990000000</dc:date>
    <meta:editing-duration>PT1H29M36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4" meta:paragraph-count="10" meta:word-count="407" meta:character-count="2883" meta:non-whitespace-character-count="2351"/>
  </office:meta>
</office:document-meta>
</file>